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2186" officeooo:paragraph-rsid="001d2186"/>
    </style:style>
    <style:style style:name="P2" style:family="paragraph" style:parent-style-name="Standard">
      <style:paragraph-properties fo:text-align="center" style:justify-single-word="false"/>
      <style:text-properties officeooo:rsid="001d2186" officeooo:paragraph-rsid="001d2186"/>
    </style:style>
    <style:style style:name="P3" style:family="paragraph" style:parent-style-name="Standard">
      <style:text-properties officeooo:rsid="001dd0ee" officeooo:paragraph-rsid="001dd0ee"/>
    </style:style>
    <style:style style:name="P4" style:family="paragraph" style:parent-style-name="Standard">
      <style:text-properties officeooo:rsid="001e36c6" officeooo:paragraph-rsid="001e36c6"/>
    </style:style>
    <style:style style:name="P5" style:family="paragraph" style:parent-style-name="Standard">
      <style:text-properties fo:font-weight="bold" officeooo:rsid="001e9add" officeooo:paragraph-rsid="001e9add" style:font-weight-asian="bold" style:font-weight-complex="bold"/>
    </style:style>
    <style:style style:name="P6" style:family="paragraph" style:parent-style-name="Standard">
      <style:text-properties fo:font-weight="normal" officeooo:rsid="001e9add" officeooo:paragraph-rsid="001e9add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1e9add" officeooo:paragraph-rsid="001e9add" style:font-weight-asian="normal" style:font-weight-complex="normal"/>
    </style:style>
    <style:style style:name="P8" style:family="paragraph" style:parent-style-name="Standard">
      <style:text-properties officeooo:rsid="001e9add" officeooo:paragraph-rsid="001e9ad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e36c6" officeooo:paragraph-rsid="001e36c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Liste des données</text:span> </text:p>
      <text:p text:style-name="P1"/>
      <text:p text:style-name="P1">Fournisseur (constructeur, importateur)</text:p>
      <text:p text:style-name="P1">Catégorie</text:p>
      <text:p text:style-name="P1">Sous catégorie</text:p>
      <text:p text:style-name="P1">Libellé court </text:p>
      <text:p text:style-name="P1">Libellé Long, Description</text:p>
      <text:p text:style-name="P1">Référence fournisseur</text:p>
      <text:p text:style-name="P1">Prix d’achat </text:p>
      <text:p text:style-name="P1">Photo</text:p>
      <text:p text:style-name="P1">Catalogue de produit</text:p>
      <text:p text:style-name="P1">Stock</text:p>
      <text:p text:style-name="P1">Produit actif à la vente ou non</text:p>
      <text:p text:style-name="P1">Prix de vente HTT</text:p>
      <text:p text:style-name="P3">Commercial </text:p>
      <text:p text:style-name="P3">Clients particuliers</text:p>
      <text:p text:style-name="P3">Clients professionnels</text:p>
      <text:p text:style-name="P4">Paiement </text:p>
      <text:p text:style-name="P4">Noté le paiement en différé ou non</text:p>
      <text:p text:style-name="P4">Facture</text:p>
      <text:p text:style-name="P4">Commande</text:p>
      <text:p text:style-name="P4">Référence Client</text:p>
      <text:p text:style-name="P4"/>
      <text:p text:style-name="P9">Table</text:p>
      <text:p text:style-name="P4"/>
      <text:p text:style-name="P8">Produit </text:p>
      <text:p text:style-name="P8"/>
      <text:p text:style-name="P8"/>
      <text:p text:style-name="P5">Client </text:p>
      <text:p text:style-name="P5"/>
      <text:list xml:id="list3069614172" text:style-name="List_20_1">
        <text:list-item>
          <text:p text:style-name="P7">Nom</text:p>
        </text:list-item>
        <text:list-item>
          <text:p text:style-name="P7">Prénom</text:p>
        </text:list-item>
        <text:list-item>
          <text:p text:style-name="P7">Référence</text:p>
        </text:list-item>
        <text:list-item>
          <text:p text:style-name="P7">Type</text:p>
        </text:list-item>
      </text:list>
      <text:p text:style-name="P5"/>
      <text:p text:style-name="P6"/>
      <text:p text:style-name="P8"/>
      <text:p text:style-name="P8">Fournisseur</text:p>
      <text:p text:style-name="P8"/>
      <text:p text:style-name="P8">Catégorie </text:p>
      <text:p text:style-name="P8"/>
      <text:p text:style-name="P8">Commande</text:p>
      <text:p text:style-name="P3"/>
      <text:p text:style-name="P1"><text:s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30T15:42:06.274000000</dc:date>
    <meta:editing-duration>PT14M2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2" meta:word-count="65" meta:character-count="435" meta:non-whitespace-character-count="395"/>
  </office:meta>
</office:document-meta>
</file>